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6.935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4.6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1" style:family="table-cell" style:parent-style-name="Default" style:data-style-name="N0">
      <style:table-cell-properties fo:background-color="#cccccc"/>
    </style:style>
    <style:style style:name="ce12" style:family="table-cell" style:parent-style-name="Default" style:data-style-name="N0">
      <style:table-cell-properties fo:background-color="#ffbf00"/>
    </style:style>
    <style:style style:name="ce8" style:family="table-cell" style:parent-style-name="Default" style:data-style-name="N112"/>
    <style:style style:name="ce1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56" table:default-cell-style-name="ce1"/>
        <table:table-column table:style-name="co6" table:number-columns-repeated="96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DATE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PLAYING AS</text:p>
          </table:table-cell>
          <table:table-cell table:style-name="ce6" office:value-type="string" calcext:value-type="string">
            <text:p>DEPARTMENT</text:p>
          </table:table-cell>
          <table:table-cell table:style-name="ce6" office:value-type="string" calcext:value-type="string">
            <text:p>SEVERITY</text:p>
          </table:table-cell>
          <table:table-cell table:style-name="ce6" office:value-type="string" calcext:value-type="string">
            <text:p>FIXED BY</text:p>
          </table:table-cell>
          <table:table-cell table:style-name="ce6" office:value-type="string" calcext:value-type="string">
            <text:p>DATE FIXED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Lab floor is higher than the rest of the floo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is pretty slippe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lass door trigger areas need checking as they’re very difficult to ope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rridor from storage room to armoury has no collide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Ages ago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igns are good :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thanks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“Room leads to room” signag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I think this would remove the unknown factor of trying to find your way around a station while the alien is following you.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signs above the corridors in the biosphe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Moved signs to be better visible.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door animation looks goo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suprising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door isn’t flush with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moving up stairs is weird as they attach to the sides of the stairs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rosshair would probably be better than a do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Acid spit would be cool”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aliens can’t go from pillar to ceil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s in the ceiling are difficult to get int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pillar at the bottom can glitch alien movement due to complex geomet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wall is clipped into entrance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office door clips through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vent entrance from gen room is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 “Training area” to get used to controls would be good. Obstacle course for alien, firing range for marine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 T section near security room, gen room, and canteen is misaligned, causes alien to disconnect from ven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steps don’t work, colliders need chec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Holo table on the canteen balcony has a mesh collider and should use primitive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pillar colliders need shrin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ailing bottom rung shouldn’t have a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climb up slanted tables as alien due to colliders not running all the way to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s I canteen have no undersid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They are glass, they aren't supposed too.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 leg visibly clipped into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Door from canteen to bio, you can see through to spa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n canteen TV against wall is floa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big wall panels in left corner next to bio door are not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Jump takes a little practice to get used to, but did get used to it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t hit by glass doors on opening them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vents in offi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right-most panel between glass doors has no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detailed wall, can’t be transferred to from the other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floor right of desk has lines between textu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Floor texture looks like minecraft sand” - did take an hour to notice this as alien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4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torage room door to armoury is really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ther storage room door is open but renders as clos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rine mouse sensitivity is too high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ssault rifle recoil is too jerk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s hint that oxygen will regenerate in the biosphere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Writ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ntrol key shoot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oil doesn’t return gun to where you shot from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crouch, jump or aim down sight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eggs aren’t visible through the broken d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walk into the security room due to door alignmen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erator room stairs need a railing as you can get yourself stuck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ossible secondary – faster breaching</text:p>
          </table:table-cell>
          <table:table-cell office:value-type="string" calcext:value-type="string">
            <text:p>Marine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ogue collider in spawn corridor floor allows marine to get air from walking forward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sign above space-side door in spawn corrid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awn corridor door not flush with the fl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xygen regeneration area doesn’t cover the whole biospher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layer seems very tall in spawn corridor, flloor collider may be too high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n audio clip in the spawn corridor, saying something like “Depressurising”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Effect in spawn corridor was obviously pressurisation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rint should use oxygen faster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Feels like you should be able to open doors from a little further awa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You can step up railing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t isn’t obvious what to do in the security room, or that there are two of them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The security room button also isn’t obviou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UI element for a warning of low/ no oxygen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x O2 displays as 99 not 100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behind desk in alien spaw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ontrols are snapping and disorientating with alien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he snapping of the alien makes it difficult to engage in comba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ore torch light is needed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arines move too fas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feels underpower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Oxygen is too low to complete the objectiv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ifficult to tell when you have changed orientation in a vent as the alien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orch light should be soft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You jump after going through a door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crosshair is hard t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underneath generator room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Generator room floor has collider issues that stops the marine from moving on the walkway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eath screen needs to be added as unable to tell when you die</text:p>
          </table:table-cell>
          <table:table-cell office:value-type="string" calcext:value-type="string">
            <text:p>Alien/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Sliding marines leads to overshooting corridor entrances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ime to kill the alien is too low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against black door opening radial dial is hard to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iosphere door trigger area needs to be larg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Permanent objective guidance should be on screen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reaching takes too long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jump needs a charge bar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/Art</text:p>
          </table:table-cell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/>
      <number:text>-</number:text>
      <number:month number:textual="true"/>
    </number:date-style>
    <number:date-style style:name="N112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1:54:41.9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title/>
    <dc:description/>
    <dc:subject/>
    <meta:initial-creator/>
    <meta:creation-date>2020-03-06T09:20:28Z</meta:creation-date>
    <dc:date>2020-03-27T12:41:11.515000000</dc:date>
    <meta:editing-cycles>11</meta:editing-cycles>
    <meta:editing-duration>PT23M31S</meta:editing-duration>
    <meta:document-statistic meta:table-count="1" meta:cell-count="420" meta:object-count="0"/>
  </office:meta>
</office:document-meta>
</file>